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65091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</style:style>
    <style:style style:name="P3" style:family="paragraph" style:parent-style-name="Standard">
      <style:paragraph-properties fo:margin-left="0mm" fo:margin-right="0mm" fo:margin-top="25.01mm" fo:margin-bottom="0mm" loext:contextual-spacing="false" fo:line-height="125%" fo:text-align="center" style:justify-single-word="false" fo:text-indent="0mm" style:auto-text-indent="false" style:writing-mode="lr-tb"/>
    </style:style>
    <style:style style:name="P4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47.52mm" style:type="center"/>
          <style:tab-stop style:position="175.03mm" style:type="right"/>
        </style:tab-stops>
      </style:paragraph-properties>
    </style:style>
    <style:style style:name="P5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35.03mm"/>
          <style:tab-stop style:position="175.03mm" style:type="right"/>
        </style:tab-stops>
      </style:paragraph-properties>
    </style:style>
    <style:style style:name="P6" style:family="paragraph" style:parent-style-name="Standard">
      <style:paragraph-properties fo:margin-left="0mm" fo:margin-right="0mm" fo:margin-top="4.23mm" fo:margin-bottom="0mm" loext:contextual-spacing="false" fo:line-height="125%" fo:text-align="justify" style:justify-single-word="false" fo:text-indent="0mm" style:auto-text-indent="false" style:writing-mode="lr-tb">
        <style:tab-stops>
          <style:tab-stop style:position="160.02mm" style:type="right"/>
        </style:tab-stops>
      </style:paragraph-properties>
      <style:text-properties officeooo:paragraph-rsid="001ac165"/>
    </style:style>
    <style:style style:name="P7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75.03mm" style:type="right"/>
        </style:tab-stops>
      </style:paragraph-properties>
      <style:text-properties style:use-window-font-color="true" fo:background-color="transparent"/>
    </style:style>
    <style:style style:name="P8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45.03mm" style:type="center"/>
          <style:tab-stop style:position="175.03mm" style:type="right"/>
        </style:tab-stops>
      </style:paragraph-properties>
      <style:text-properties style:use-window-font-color="true" fo:background-color="transparent"/>
    </style:style>
    <style:style style:name="P9" style:family="paragraph" style:parent-style-name="Standard">
      <style:paragraph-properties fo:margin-left="37.52mm" fo:margin-right="0mm" fo:margin-top="25.01mm" fo:margin-bottom="0mm" loext:contextual-spacing="false" fo:text-indent="0mm" style:auto-text-indent="false" style:writing-mode="lr-tb">
        <style:tab-stops>
          <style:tab-stop style:position="140.02mm"/>
          <style:tab-stop style:position="167.52mm" style:type="right"/>
        </style:tab-stops>
      </style:paragraph-properties>
    </style:style>
    <style:style style:name="P10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>
        <style:tab-stops>
          <style:tab-stop style:position="167.52mm" style:type="right"/>
        </style:tab-stops>
      </style:paragraph-properties>
    </style:style>
    <style:style style:name="P11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>
        <style:tab-stops>
          <style:tab-stop style:position="107.95mm"/>
          <style:tab-stop style:position="167.52mm" style:type="right"/>
        </style:tab-stops>
      </style:paragraph-properties>
    </style:style>
    <style:style style:name="P12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>
        <style:tab-stops>
          <style:tab-stop style:position="72.51mm"/>
          <style:tab-stop style:position="140.02mm"/>
          <style:tab-stop style:position="167.52mm" style:type="right"/>
        </style:tab-stops>
      </style:paragraph-properties>
    </style:style>
    <style:style style:name="P13" style:family="paragraph" style:parent-style-name="Standard">
      <style:paragraph-properties fo:margin-left="37.52mm" fo:margin-right="0mm" fo:margin-top="4.23mm" fo:margin-bottom="0mm" loext:contextual-spacing="false" fo:text-align="end" style:justify-single-word="false" fo:text-indent="0mm" style:auto-text-indent="false" style:writing-mode="lr-tb"/>
      <style:text-properties officeooo:paragraph-rsid="00165091"/>
    </style:style>
    <style:style style:name="P14" style:family="paragraph" style:parent-style-name="Standard" style:master-page-name="First_20_Page">
      <style:paragraph-properties fo:margin-left="0mm" fo:margin-right="0mm" fo:line-height="150%" fo:text-align="center" style:justify-single-word="false" fo:text-indent="0mm" style:auto-text-indent="false" style:page-number="auto" style:writing-mode="lr-tb"/>
      <style:text-properties style:font-name="Times New Roman" fo:font-size="13pt" fo:font-weight="bold" style:font-size-asian="13pt" style:font-weight-asian="bold" style:font-size-complex="13pt"/>
    </style:style>
    <style:style style:name="P15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fo:text-transform="uppercase" style:font-name="Times New Roman" fo:font-size="8pt" fo:font-weight="bold" style:font-size-asian="8pt" style:font-weight-asian="bold" style:font-size-complex="8pt"/>
    </style:style>
    <style:style style:name="P16" style:family="paragraph" style:parent-style-name="Standard">
      <style:paragraph-properties fo:margin-left="0mm" fo:margin-right="0mm" fo:margin-top="20mm" fo:margin-bottom="0mm" loext:contextual-spacing="false" fo:text-align="center" style:justify-single-word="false" fo:text-indent="0mm" style:auto-text-indent="false" style:writing-mode="lr-tb"/>
      <style:text-properties style:font-name="Times New Roman" fo:letter-spacing="-0.04mm" fo:font-weight="bold" style:font-weight-asian="bold" style:font-size-complex="14pt"/>
    </style:style>
    <style:style style:name="P17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47.52mm" style:type="center"/>
          <style:tab-stop style:position="175.03mm" style:type="right"/>
        </style:tab-stops>
      </style:paragraph-properties>
      <style:text-properties style:font-name="Times New Roman" fo:letter-spacing="-0.04mm" style:font-size-complex="14pt"/>
    </style:style>
    <style:style style:name="P18" style:family="paragraph" style:parent-style-name="Standard">
      <style:paragraph-properties fo:margin-left="0mm" fo:margin-right="0mm" fo:margin-top="4.23mm" fo:margin-bottom="0mm" loext:contextual-spacing="false" fo:line-height="125%" fo:text-align="justify" style:justify-single-word="false" fo:text-indent="0mm" style:auto-text-indent="false" style:writing-mode="lr-tb">
        <style:tab-stops>
          <style:tab-stop style:position="160.02mm" style:type="right"/>
        </style:tab-stops>
      </style:paragraph-properties>
      <style:text-properties style:font-name="Times New Roman" fo:font-style="italic" officeooo:paragraph-rsid="001ac165" style:font-style-asian="italic" style:font-size-complex="14pt"/>
    </style:style>
    <style:style style:name="P19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75.03mm" style:type="right"/>
        </style:tab-stops>
      </style:paragraph-properties>
      <style:text-properties style:use-window-font-color="true" style:font-name="Times New Roman" fo:background-color="transparent"/>
    </style:style>
    <style:style style:name="P20" style:family="paragraph" style:parent-style-name="Standard">
      <style:paragraph-properties fo:margin-left="0mm" fo:margin-right="0mm" fo:margin-top="4.23mm" fo:margin-bottom="0mm" loext:contextual-spacing="false" fo:line-height="125%" fo:text-indent="0mm" style:auto-text-indent="false" style:writing-mode="lr-tb">
        <style:tab-stops>
          <style:tab-stop style:position="160.02mm" style:type="right"/>
        </style:tab-stops>
      </style:paragraph-properties>
      <style:text-properties style:use-window-font-color="true" style:font-name="Times New Roman" fo:background-color="transparent"/>
    </style:style>
    <style:style style:name="P21" style:family="paragraph" style:parent-style-name="Standard">
      <style:paragraph-properties fo:margin-left="37.52mm" fo:margin-right="0mm" fo:margin-top="4.23mm" fo:margin-bottom="0mm" loext:contextual-spacing="false" fo:text-indent="0mm" style:auto-text-indent="false" style:writing-mode="lr-tb"/>
      <style:text-properties style:font-name="Times New Roman" fo:letter-spacing="-0.04mm" fo:font-weight="bold" style:font-weight-asian="bold" style:font-size-complex="14pt"/>
    </style:style>
    <style:style style:name="T1" style:family="text">
      <style:text-properties officeooo:rsid="0016509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3pt" fo:font-weight="bold" style:font-size-asian="13pt" style:font-weight-asian="bold" style:font-size-complex="13pt"/>
    </style:style>
    <style:style style:name="T4" style:family="text">
      <style:text-properties style:font-name="Times New Roman" fo:letter-spacing="-0.04mm" style:font-size-complex="14pt"/>
    </style:style>
    <style:style style:name="T5" style:family="text">
      <style:text-properties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 style:text-underline-style="solid" style:text-underline-width="auto" style:text-underline-color="font-color" style:font-size-complex="14pt"/>
    </style:style>
    <style:style style:name="T7" style:family="text">
      <style:text-properties style:font-name="Times New Roman" style:font-size-complex="14pt"/>
    </style:style>
    <style:style style:name="T8" style:family="text">
      <style:text-properties style:font-name="Times New Roman" fo:language="en" fo:country="US" style:font-size-complex="14pt"/>
    </style:style>
    <style:style style:name="T9" style:family="text">
      <style:text-properties style:font-name="Times New Roman" fo:language="en" fo:country="US" officeooo:rsid="00172beb"/>
    </style:style>
    <style:style style:name="T10" style:family="text">
      <style:text-properties style:font-name="Times New Roman" fo:font-style="italic" style:text-underline-style="solid" style:text-underline-width="auto" style:text-underline-color="font-color" style:font-style-asian="italic"/>
    </style:style>
    <style:style style:name="T11" style:family="text">
      <style:text-properties style:font-name="Times New Roman" fo:font-style="italic" style:text-underline-style="solid" style:text-underline-width="auto" style:text-underline-color="font-color" style:font-style-asian="italic" style:font-size-complex="14pt"/>
    </style:style>
    <style:style style:name="T12" style:family="text">
      <style:text-properties fo:text-transform="uppercase" style:use-window-font-color="true" style:font-name="Times New Roman" fo:font-size="16pt" fo:background-color="transparent" loext:char-shading-value="0" style:font-size-asian="16pt" style:language-asian="ru" style:country-asian="RU" style:font-size-complex="16pt" style:language-complex="ar" style:country-complex="SA" style:font-style-complex="italic"/>
    </style:style>
    <style:style style:name="T13" style:family="text">
      <style:text-properties style:use-window-font-color="true" style:font-name="Times New Roman" fo:letter-spacing="-0.04mm" style:font-size-complex="14pt"/>
    </style:style>
    <style:style style:name="T14" style:family="text">
      <style:text-properties style:use-window-font-color="true" style:font-name="Times New Roman" fo:letter-spacing="-0.04mm" style:text-underline-style="solid" style:text-underline-width="auto" style:text-underline-color="font-color" fo:background-color="transparent" loext:char-shading-value="0" style:font-size-complex="14pt" style:language-complex="ar" style:country-complex="SA"/>
    </style:style>
    <style:style style:name="T15" style:family="text">
      <style:text-properties style:use-window-font-color="true" style:font-name="Times New Roman" fo:letter-spacing="-0.04mm" fo:language="en" fo:country="US" fo:font-style="normal" officeooo:rsid="00165091" fo:background-color="transparent" loext:char-shading-value="0" style:font-style-asian="normal" style:font-size-complex="14pt" style:language-complex="ar" style:country-complex="SA" style:font-style-complex="normal"/>
    </style:style>
    <style:style style:name="T16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font-size-complex="14pt"/>
    </style:style>
    <style:style style:name="T17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font-size-complex="14pt" style:language-complex="ar" style:country-complex="SA"/>
    </style:style>
    <style:style style:name="T18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font-size-complex="14pt" style:language-complex="ar" style:country-complex="SA" style:font-style-complex="italic"/>
    </style:style>
    <style:style style:name="T19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language-complex="ar" style:country-complex="SA"/>
    </style:style>
    <style:style style:name="T20" style:family="text">
      <style:text-properties style:use-window-font-color="true" style:font-name="Times New Roman" style:text-underline-style="solid" style:text-underline-width="auto" style:text-underline-color="font-color" officeooo:rsid="00165091" fo:background-color="transparent" loext:char-shading-value="0" style:language-complex="ar" style:country-complex="SA"/>
    </style:style>
    <style:style style:name="T21" style:family="text">
      <style:text-properties style:use-window-font-color="true" style:font-name="Times New Roman" style:text-underline-style="solid" style:text-underline-width="auto" style:text-underline-color="font-color" fo:background-color="transparent" loext:char-shading-value="0" style:language-complex="ar" style:country-complex="SA" style:font-style-complex="italic"/>
    </style:style>
    <style:style style:name="T22" style:family="text">
      <style:text-properties style:use-window-font-color="true" style:font-name="Times New Roman" style:text-underline-style="solid" style:text-underline-width="auto" style:text-underline-color="font-color" officeooo:rsid="00165091" fo:background-color="transparent" loext:char-shading-value="0" style:language-complex="ar" style:country-complex="SA" style:font-style-complex="italic"/>
    </style:style>
    <style:style style:name="T23" style:family="text">
      <style:text-properties style:use-window-font-color="true" style:font-name="Times New Roman" style:text-underline-style="solid" style:text-underline-width="auto" style:text-underline-color="font-color" style:font-size-complex="14pt" style:language-complex="ar" style:country-complex="SA"/>
    </style:style>
    <style:style style:name="T24" style:family="text">
      <style:text-properties style:use-window-font-color="true" style:font-name="Times New Roman" fo:background-color="transparent" loext:char-shading-value="0"/>
    </style:style>
    <style:style style:name="T25" style:family="text">
      <style:text-properties style:use-window-font-color="true" style:font-name="Times New Roman" fo:background-color="transparent" loext:char-shading-value="0" style:font-size-complex="14pt"/>
    </style:style>
    <style:style style:name="T26" style:family="text">
      <style:text-properties style:use-window-font-color="true" style:font-name="Times New Roman" fo:background-color="transparent" loext:char-shading-value="0" style:font-size-complex="14pt" style:language-complex="ar" style:country-complex="SA" style:font-style-complex="italic"/>
    </style:style>
    <style:style style:name="T27" style:family="text">
      <style:text-properties style:use-window-font-color="true" style:font-name="Times New Roman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28" style:family="text">
      <style:text-properties style:use-window-font-color="true" style:font-name="Times New Roman" fo:language="en" fo:country="US" style:text-underline-style="solid" style:text-underline-width="auto" style:text-underline-color="font-color" fo:background-color="transparent" loext:char-shading-value="0" style:language-complex="ar" style:country-complex="SA" style:font-style-complex="italic"/>
    </style:style>
    <style:style style:name="T29" style:family="text">
      <style:text-properties style:font-size-complex="14pt"/>
    </style:style>
    <style:style style:name="T30" style:family="text">
      <style:text-properties officeooo:rsid="001c2bcf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 Российской Федерации</text:p>
      <text:p text:style-name="P15">федеральное государственное автономное образовательное учреждение высшего образования</text:p>
      <text:p text:style-name="P2"><text:span text:style-name="T3">“САНКТ-ПЕТЕРБУРГСКИЙ НАЦИОНАЛЬНЫЙ ИССЛЕДОВАТЕЛЬСКИЙ</text:span><text:line-break/><text:span text:style-name="T3">УНИВЕРСИТЕТ ИНФОРМАЦИОННЫХ ТЕХНОЛОГИЙ,</text:span><text:line-break/><text:span text:style-name="T3">МЕХАНИКИ И ОПТИКИ”</text:span></text:p>
      <text:p text:style-name="P16">ВЫПУСКНАЯ КВАЛИФИКАЦИОННАЯ РАБОТА</text:p>
      <text:p text:style-name="P3"><text:span text:style-name="Highlight"><text:span text:style-name="T12">РАЗРАБОТКА АВТОМАТИЗИРОВАННОГО МЕТОДА НАСТРОЙКИ ВАРИАЦИОННЫХ АЛГОРИТМОВ ДЛЯ КВАНТОВОГО КОМПЬЮТЕРА</text:span></text:span><text:line-break/></text:p>
      <text:p text:style-name="P9"><text:span text:style-name="T4">Автор</text:span><text:span text:style-name="T13"> </text:span><text:span text:style-name="Highlight"><text:span text:style-name="T14">Cамарин Артур Олегович</text:span></text:span><text:span text:style-name="T16"> </text:span><text:span text:style-name="T6"><text:tab/></text:span><text:span text:style-name="Highlight"><text:span text:style-name="T23"><text:tab/></text:span></text:span></text:p>
      <text:p text:style-name="P10"><text:span text:style-name="T7">Направление</text:span><text:span text:style-name="T8"> </text:span><text:span text:style-name="T7">подготовки</text:span><text:span text:style-name="T8"> </text:span><text:span text:style-name="T11">01.03.02 Прикладная математика и информатика</text:span><text:span text:style-name="T6"><text:tab/></text:span></text:p>
      <text:p text:style-name="P11"><text:span text:style-name="T7">Квалификация </text:span><text:span text:style-name="T6"><text:tab/></text:span><text:span text:style-name="T11">Бакалавр</text:span><text:span text:style-name="T6"><text:tab/></text:span></text:p>
      <text:p text:style-name="P12"><text:span text:style-name="T4">Руководитель </text:span><text:span text:style-name="Highlight"><text:span text:style-name="T14">Чивилихин Д.С., к.т.н.</text:span></text:span><text:span text:style-name="T16"> <text:tab/></text:span><text:span text:style-name="Highlight"><text:span text:style-name="T17"><text:tab/></text:span></text:span></text:p>
      <text:p text:style-name="P21">К защите допустить</text:p>
      <text:p text:style-name="P12"><text:span text:style-name="T4">Руководитель ОП </text:span><text:span text:style-name="T11">Парфенов В. Г., проф., д.т.н.</text:span><text:span text:style-name="T6"><text:tab/></text:span><text:span text:style-name="T7">   </text:span><text:span text:style-name="T6"><text:tab/></text:span></text:p>
      <text:p text:style-name="P13"><text:span text:style-name="T4">“___” __________________ 20</text:span><text:span text:style-name="Highlight"><text:span text:style-name="T15">19</text:span></text:span><text:span text:style-name="T4"> г.</text:span></text:p>
      <text:p text:style-name="P13"/>
      <text:p text:style-name="P17"/>
      <text:p text:style-name="P4"><text:soft-page-break/><text:span text:style-name="T7">Студент </text:span><text:span text:style-name="Highlight"><text:span text:style-name="T19"><text:tab/></text:span></text:span><text:span text:style-name="Highlight"><text:span text:style-name="T20">Самарин А.О.</text:span></text:span><text:span text:style-name="Highlight"><text:span text:style-name="T19"><text:tab/></text:span></text:span><text:span text:style-name="T25"> Группа </text:span><text:span text:style-name="FillIn"><text:span text:style-name="T28"> M</text:span></text:span><text:span text:style-name="FillIn"><text:span text:style-name="T21">343</text:span></text:span><text:span text:style-name="Highlight"><text:span text:style-name="T22">7</text:span></text:span><text:span text:style-name="FillIn"><text:span text:style-name="T28"> </text:span></text:span><text:span text:style-name="T25">  Факультет </text:span><text:span text:style-name="FillIn"><text:span text:style-name="T21"> ИТиП</text:span></text:span></text:p>
      <text:p text:style-name="P6"><text:span text:style-name="T25">Направленность (профиль), специа</text:span><text:span text:style-name="T7">лизация</text:span></text:p>
      <text:p text:style-name="P18">Математические модели и алгоритмы в разработке программного обеспечения</text:p>
      <text:p text:style-name="P20"><text:span text:style-name="T29">Консультант(ы): </text:span><text:span text:style-name="T30">нет</text:span></text:p>
      <text:p text:style-name="P7"><text:span text:style-name="T2">ВКР принята «____» _________ 20</text:span><text:span text:style-name="T9">19</text:span><text:span text:style-name="T2"> г.</text:span></text:p>
      <text:p text:style-name="P19">Оригинальность ВКР _________%</text:p>
      <text:p text:style-name="P7"><text:span text:style-name="T2">ВКР выполнена с оценкой </text:span><text:span text:style-name="T5"><text:tab/></text:span></text:p>
      <text:p text:style-name="P7"><text:span text:style-name="T2">Дата защиты «____» июня 20</text:span><text:span text:style-name="T9">19</text:span><text:span text:style-name="T2"> г.</text:span></text:p>
      <text:p text:style-name="P5"><text:span text:style-name="T24">Секретарь ГЭК </text:span><text:span text:style-name="T27">Павлова О.Н.<text:tab/></text:span><text:span text:style-name="Highlight"><text:span text:style-name="T26">   </text:span></text:span><text:span text:style-name="Highlight"><text:span text:style-name="T17"><text:tab/></text:span></text:span></text:p>
      <text:p text:style-name="P7"><text:span text:style-name="T2">Листов хранения </text:span><text:span text:style-name="T5"><text:tab/></text:span></text:p>
      <text:p text:style-name="P8"><text:span text:style-name="T2">Демонстрационных материалов/Чертежей хранения </text:span><text:span text:style-name="T5"><text:tab/></text:span><text:span text:style-name="T10">отсутствуют</text:span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25%" fo:text-align="justify" style:justify-single-word="false" fo:orphans="2" fo:widows="2" style:vertical-align="baselin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line-height="125%" fo:text-align="center" style:justify-single-word="false" fo:orphans="2" fo:widows="2" style:vertical-align="baseline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line-height="125%"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line-height="125%"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FillIn" style:family="text">
      <style:text-properties fo:language="ru" fo:country="RU" fo:font-style="italic" style:language-asian="en" style:country-asian="US" style:font-style-asian="italic"/>
    </style:style>
    <style:style style:name="Заголовок_20_Знак" style:display-name="Заголовок Знак" style:family="text" style:parent-style-name="Default_20_Paragraph_20_Fon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4pt" style:font-size-asian="14pt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65091"/>
    </style:style>
    <style:style style:name="MT1" style:family="text">
      <style:text-properties officeooo:rsid="00165091"/>
    </style:style>
    <style:page-layout style:name="Mpm1">
      <style:page-layout-properties fo:page-width="210.01mm" fo:page-height="297mm" style:num-format="1" style:print-orientation="portrait" fo:margin-top="20mm" fo:margin-bottom="20mm" fo:margin-left="25.01mm" fo:margin-right="17.5mm" style:writing-mode="lr-tb" style:layout-grid-color="#c0c0c0" style:layout-grid-lines="25700" style:layout-grid-base-height="1.76mm" style:layout-grid-ruby-height="0mm" style:layout-grid-mode="none" style:layout-grid-ruby-below="false" style:layout-grid-print="false" style:layout-grid-display="false" style:layout-grid-base-width="4.94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12.49mm" style:writing-mode="lr-tb" style:layout-grid-color="#c0c0c0" style:layout-grid-lines="25700" style:layout-grid-base-height="1.76mm" style:layout-grid-ruby-height="0mm" style:layout-grid-mode="none" style:layout-grid-ruby-below="false" style:layout-grid-print="false" style:layout-grid-display="false" style:layout-grid-base-width="4.94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First_20_Page" style:display-name="First Page" style:page-layout-name="Mpm3" style:next-style-name="Standard">
      <style:footer>
        <text:p text:style-name="MP1">Санкт-Петербург, 20<text:span text:style-name="MT1">19</text:span> г.</text:p>
      </style:footer>
    </style:master-page>
    <style:master-page style:name="Index" style:page-layout-name="Mpm4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7-06-01T17:57:00</meta:creation-date>
    <dc:date>2019-06-12T22:18:02.200964858</dc:date>
    <meta:print-date>2012-06-19T18:17:00</meta:print-date>
    <meta:editing-cycles>21</meta:editing-cycles>
    <meta:editing-duration>PT9H43M36S</meta:editing-duration>
    <meta:generator>LibreOffice/6.2.3.2$Linux_X86_64 LibreOffice_project/20$Build-2</meta:generator>
    <meta:document-statistic meta:table-count="0" meta:image-count="0" meta:object-count="0" meta:page-count="2" meta:paragraph-count="24" meta:word-count="118" meta:character-count="1081" meta:non-whitespace-character-count="955"/>
    <meta:user-defined meta:name="Company">IFMO</meta:user-defined>
    <meta:user-defined meta:name="Operator">Жевтяк Нина Вадимовна</meta:user-defined>
  </office:meta>
</office:document-meta>
</file>